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999.6" calcext:value-type="float">
            <text:p>999.6</text:p>
          </table:table-cell>
          <table:table-cell office:value-type="float" office:value="1.404" calcext:value-type="float">
            <text:p>1.40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406" calcext:value-type="float">
            <text:p>1.40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68" calcext:value-type="float">
            <text:p>1.36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" calcext:value-type="float">
            <text:p>1.3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9" calcext:value-type="float">
            <text:p>1.33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12" calcext:value-type="float">
            <text:p>1.31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4" calcext:value-type="float">
            <text:p>1.30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29" calcext:value-type="float">
            <text:p>1.2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2" calcext:value-type="float">
            <text:p>1.35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7" calcext:value-type="float">
            <text:p>1.35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8" calcext:value-type="float">
            <text:p>1.30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19" calcext:value-type="float">
            <text:p>1.31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291" calcext:value-type="float">
            <text:p>1.29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68" calcext:value-type="float">
            <text:p>1.26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265" calcext:value-type="float">
            <text:p>1.26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9" calcext:value-type="float">
            <text:p>1.24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4" calcext:value-type="float">
            <text:p>1.3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5" calcext:value-type="float">
            <text:p>1.33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314" calcext:value-type="float">
            <text:p>1.31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13" calcext:value-type="float">
            <text:p>1.31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" calcext:value-type="float">
            <text:p>1.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5" calcext:value-type="float">
            <text:p>1.28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4" calcext:value-type="float">
            <text:p>1.28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13" calcext:value-type="float">
            <text:p>1.31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8" calcext:value-type="float">
            <text:p>1.30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262" calcext:value-type="float">
            <text:p>1.26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26" calcext:value-type="float">
            <text:p>1.2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259" calcext:value-type="float">
            <text:p>1.25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518" calcext:value-type="float">
            <text:p>1.51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48" calcext:value-type="float">
            <text:p>1.4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443" calcext:value-type="float">
            <text:p>1.4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426" calcext:value-type="float">
            <text:p>1.42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409" calcext:value-type="float">
            <text:p>1.40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999.6" calcext:value-type="float">
            <text:p>999.6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77" calcext:value-type="float">
            <text:p>1.37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8" calcext:value-type="float">
            <text:p>1.35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45" calcext:value-type="float">
            <text:p>1.34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481" calcext:value-type="float">
            <text:p>1.48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444" calcext:value-type="float">
            <text:p>1.44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427" calcext:value-type="float">
            <text:p>1.42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9.6" calcext:value-type="float">
            <text:p>999.6</text:p>
          </table:table-cell>
          <table:table-cell office:value-type="float" office:value="1.41" calcext:value-type="float">
            <text:p>1.4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93" calcext:value-type="float">
            <text:p>1.39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77" calcext:value-type="float">
            <text:p>1.37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9" calcext:value-type="float">
            <text:p>1.33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443" calcext:value-type="float">
            <text:p>1.4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427" calcext:value-type="float">
            <text:p>1.42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9.6" calcext:value-type="float">
            <text:p>999.6</text:p>
          </table:table-cell>
          <table:table-cell office:value-type="float" office:value="1.41" calcext:value-type="float">
            <text:p>1.4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93" calcext:value-type="float">
            <text:p>1.39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5" calcext:value-type="float">
            <text:p>1.35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8" calcext:value-type="float">
            <text:p>1.33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" calcext:value-type="float">
            <text:p>1.3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4" calcext:value-type="float">
            <text:p>1.32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9.6" calcext:value-type="float">
            <text:p>999.6</text:p>
          </table:table-cell>
          <table:table-cell office:value-type="float" office:value="1.41" calcext:value-type="float">
            <text:p>1.4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93" calcext:value-type="float">
            <text:p>1.39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376" calcext:value-type="float">
            <text:p>1.37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9" calcext:value-type="float">
            <text:p>1.33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4" calcext:value-type="float">
            <text:p>1.30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8" calcext:value-type="float">
            <text:p>1.30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271" calcext:value-type="float">
            <text:p>1.27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99.6" calcext:value-type="float">
            <text:p>999.6</text:p>
          </table:table-cell>
          <table:table-cell office:value-type="float" office:value="1.373" calcext:value-type="float">
            <text:p>1.37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5" calcext:value-type="float">
            <text:p>1.35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8" calcext:value-type="float">
            <text:p>1.33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3" calcext:value-type="float">
            <text:p>1.32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6" calcext:value-type="float">
            <text:p>1.30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291" calcext:value-type="float">
            <text:p>1.29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6" calcext:value-type="float">
            <text:p>1.33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19" calcext:value-type="float">
            <text:p>1.31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3" calcext:value-type="float">
            <text:p>1.32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3" calcext:value-type="float">
            <text:p>1.30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6" calcext:value-type="float">
            <text:p>1.286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29" calcext:value-type="float">
            <text:p>1.2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271" calcext:value-type="float">
            <text:p>1.27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89" calcext:value-type="float">
            <text:p>1.38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372" calcext:value-type="float">
            <text:p>1.37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74" calcext:value-type="float">
            <text:p>1.37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7" calcext:value-type="float">
            <text:p>1.35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4" calcext:value-type="float">
            <text:p>1.3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5" calcext:value-type="float">
            <text:p>1.32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8" calcext:value-type="float">
            <text:p>1.30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999.6" calcext:value-type="float">
            <text:p>999.6</text:p>
          </table:table-cell>
          <table:table-cell office:value-type="float" office:value="1.355" calcext:value-type="float">
            <text:p>1.35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338" calcext:value-type="float">
            <text:p>1.33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19" calcext:value-type="float">
            <text:p>1.31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3" calcext:value-type="float">
            <text:p>1.30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9" calcext:value-type="float">
            <text:p>1.30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291" calcext:value-type="float">
            <text:p>1.29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34" calcext:value-type="float">
            <text:p>1.3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2" calcext:value-type="float">
            <text:p>1.302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4" calcext:value-type="float">
            <text:p>1.30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999.6" calcext:value-type="float">
            <text:p>999.6</text:p>
          </table:table-cell>
          <table:table-cell office:value-type="float" office:value="1.291" calcext:value-type="float">
            <text:p>1.29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273" calcext:value-type="float">
            <text:p>1.27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304" calcext:value-type="float">
            <text:p>1.30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5" calcext:value-type="float">
            <text:p>1.285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7" calcext:value-type="float">
            <text:p>1.28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999.6" calcext:value-type="float">
            <text:p>999.6</text:p>
          </table:table-cell>
          <table:table-cell office:value-type="float" office:value="1.27" calcext:value-type="float">
            <text:p>1.27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271" calcext:value-type="float">
            <text:p>1.27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999.6" calcext:value-type="float">
            <text:p>999.6</text:p>
          </table:table-cell>
          <table:table-cell office:value-type="float" office:value="1.274" calcext:value-type="float">
            <text:p>1.274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999.6" calcext:value-type="float">
            <text:p>999.6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68" calcext:value-type="float">
            <text:p>1.26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999.6" calcext:value-type="float">
            <text:p>999.6</text:p>
          </table:table-cell>
          <table:table-cell office:value-type="float" office:value="1.269" calcext:value-type="float">
            <text:p>1.269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999.6" calcext:value-type="float">
            <text:p>999.6</text:p>
          </table:table-cell>
          <table:table-cell office:value-type="float" office:value="1.271" calcext:value-type="float">
            <text:p>1.271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999.6" calcext:value-type="float">
            <text:p>999.6</text:p>
          </table:table-cell>
          <table:table-cell office:value-type="float" office:value="1.243" calcext:value-type="float">
            <text:p>1.24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01782" calcext:value-type="float">
            <text:p>1.782E-05</text:p>
          </table:table-cell>
          <table:table-cell table:number-columns-repeated="101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sam_000</meta:initial-creator>
    <meta:creation-date>2018-09-28T13:51:47</meta:creation-date>
    <dc:date>2018-09-28T13:18:59.799404404</dc:date>
    <meta:generator>LibreOffice/5.3.6.1$Linux_X86_64 LibreOffice_project/30$Build-1</meta:generator>
    <meta:editing-duration>PT44S</meta:editing-duration>
    <meta:editing-cycles>1</meta:editing-cycles>
    <meta:document-statistic meta:table-count="1" meta:cell-count="63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